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4-05-03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3-07-06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3-03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2-08-1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2-05-1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2-03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2-01-27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1-12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1-05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1-03-0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20-03-1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9-05-1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9-03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8-08-14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8-06-2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8-04-30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8-03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7-08-14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7-07-1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7-03-2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6-12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6-08-1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6-05-2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6-04-1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6-01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5-06-03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4-12-2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4-08-1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4-06-1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4-04-1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3-08-16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3-05-2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3-04-0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2-06-19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2-05-0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2-02-09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1-09-1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1-07-1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1-04-05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0-08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0-06-18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0-04-2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10-02-1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9-07-17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9-05-1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8-05-0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8-04-0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7-07-24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7-06-08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7-04-1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7-02-0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6-07-1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6-05-1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6-04-05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6-02-1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5-06-17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5-05-0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5-03-17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5-02-14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4-07-2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4-05-1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4-02-0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3-07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3-05-07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3-02-1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2-08-20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2-06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2-05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2-02-2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1-12-1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1-07-16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1-04-30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1-02-13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0-07-1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0-05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0-03-1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2000-01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9-05-2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9-03-12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8-07-0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8-05-1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8-04-1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2</text:p>
          </table:table-cell>
          <table:table-cell office:value-type="string" calcext:value-type="string">
            <text:p>199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